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sersJdbcRepository.readUserFromResultSet( ResultSet rs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sersJdbcRepository.add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sersJdbcRepository.setUserForInsertStatement( User user , PreparedStatement user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sersJdbcRepository.setUserForUpdateStatement( User user , PreparedStatement user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